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0.914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9.613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9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paragraph-properties fo:hyphenation-ladder-count="no-limit" fo:break-before="page"/>
      <style:text-properties fo:color="#0070c0" loext:opacity="100%" fo:font-weight="bold" style:font-weight-asian="bold"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8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1" style:family="paragraph" style:parent-style-name="Normal">
      <style:paragraph-properties fo:margin-left="0cm" fo:margin-right="0cm" fo:text-indent="1.27cm" style:auto-text-indent="false"/>
    </style:style>
    <style:style style:name="P22" style:family="paragraph" style:parent-style-name="Normal">
      <style:paragraph-properties fo:margin-top="0cm" fo:margin-bottom="0cm" style:contextual-spacing="false"/>
    </style:style>
    <style:style style:name="P23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ffc000" loext:opacity="100%" fo:font-weight="bold" style:font-weight-asian="bold" style:font-name-complex="Calibri" style:font-weight-complex="bold"/>
    </style:style>
    <style:style style:name="T10" style:family="text">
      <style:text-properties fo:color="#0070c0" loext:opacity="100%"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4">Bid Pack</text:p>
      <text:list text:style-name="L1">
        <text:list-item>
          <text:p text:style-name="P25">Statement of Requirements</text:p>
        </text:list-item>
      </text:list>
      <text:p text:style-name="P4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direct award in relation to</text:p>
      <text:p text:style-name="P2"><text:span text:style-name="Default_20_Paragraph_20_Font"><text:span text:style-name="T5">«Insert Lot id» «Insert Lot Name»</text:span></text:span></text:p>
      <text:p text:style-name="P8">«Insert Commercial Agreement name» («Insert Commercial Agreement id»)</text:p>
      <text:p text:style-name="P4"/>
      <text:p text:style-name="P4"/>
      <text:p text:style-name="P4">Buyer</text:p>
      <text:p text:style-name="P8">«Insert Name of Buyer»</text:p>
      <text:p text:style-name="P5"/>
      <text:p text:style-name="P4"/>
      <text:p text:style-name="Normal"/>
      <text:p text:style-name="P11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570277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4"><text:a xlink:type="simple" xlink:href="#_Toc111570278" office:target-frame-name="_top" xlink:show="replace" text:style-name="Internet_20_link" text:visited-style-name="Visited_20_Internet_20_Link"><text:span text:style-name="Hyperlink">Background</text:span><text:tab/>3</text:a></text:p>
          <text:p text:style-name="P14"><text:a xlink:type="simple" xlink:href="#_Toc111570279" office:target-frame-name="_top" xlink:show="replace" text:style-name="Internet_20_link" text:visited-style-name="Visited_20_Internet_20_Link"><text:span text:style-name="Hyperlink">Objective</text:span><text:tab/>3</text:a></text:p>
          <text:p text:style-name="P14"><text:a xlink:type="simple" xlink:href="#_Toc111570280" office:target-frame-name="_top" xlink:show="replace" text:style-name="Internet_20_link" text:visited-style-name="Visited_20_Internet_20_Link"><text:span text:style-name="Hyperlink">Key Users</text:span><text:tab/>4</text:a></text:p>
          <text:p text:style-name="P14"><text:a xlink:type="simple" xlink:href="#_Toc111570281" office:target-frame-name="_top" xlink:show="replace" text:style-name="Internet_20_link" text:visited-style-name="Visited_20_Internet_20_Link"><text:span text:style-name="Hyperlink">Work completed to date</text:span><text:tab/>4</text:a></text:p>
          <text:p text:style-name="P14"><text:a xlink:type="simple" xlink:href="#_Toc111570282" office:target-frame-name="_top" xlink:show="replace" text:style-name="Internet_20_link" text:visited-style-name="Visited_20_Internet_20_Link"><text:span text:style-name="Hyperlink">Market engagement to date</text:span><text:tab/>4</text:a></text:p>
          <text:p text:style-name="P13"><text:a xlink:type="simple" xlink:href="#_Toc111570283" office:target-frame-name="_top" xlink:show="replace" text:style-name="Internet_20_link" text:visited-style-name="Visited_20_Internet_20_Link"><text:span text:style-name="Hyperlink">The requirements</text:span><text:tab/>5</text:a></text:p>
          <text:p text:style-name="P14"><text:a xlink:type="simple" xlink:href="#_Toc111570284" office:target-frame-name="_top" xlink:show="replace" text:style-name="Internet_20_link" text:visited-style-name="Visited_20_Internet_20_Link"><text:span text:style-name="Hyperlink">Resource types and quantities</text:span><text:tab/>5</text:a></text:p>
          <text:p text:style-name="P14"><text:a xlink:type="simple" xlink:href="#_Toc111570285" office:target-frame-name="_top" xlink:show="replace" text:style-name="Internet_20_link" text:visited-style-name="Visited_20_Internet_20_Link"><text:span text:style-name="Hyperlink">Security vetting</text:span><text:tab/>5</text:a></text:p>
          <text:p text:style-name="P14"><text:a xlink:type="simple" xlink:href="#_Toc111570286" office:target-frame-name="_top" xlink:show="replace" text:style-name="Internet_20_link" text:visited-style-name="Visited_20_Internet_20_Link"><text:span text:style-name="Hyperlink">Service capabilities</text:span><text:tab/>5</text:a></text:p>
          <text:p text:style-name="P14"><text:a xlink:type="simple" xlink:href="#_Toc111570287" office:target-frame-name="_top" xlink:show="replace" text:style-name="Internet_20_link" text:visited-style-name="Visited_20_Internet_20_Link"><text:span text:style-name="Hyperlink">Location</text:span><text:tab/>5</text:a></text:p>
          <text:p text:style-name="P13"><text:a xlink:type="simple" xlink:href="#_Toc111570288" office:target-frame-name="_top" xlink:show="replace" text:style-name="Internet_20_link" text:visited-style-name="Visited_20_Internet_20_Link"><text:span text:style-name="Hyperlink">Management information</text:span><text:tab/>6</text:a></text:p>
          <text:p text:style-name="P13"><text:a xlink:type="simple" xlink:href="#_Toc111570289" office:target-frame-name="_top" xlink:show="replace" text:style-name="Internet_20_link" text:visited-style-name="Visited_20_Internet_20_Link"><text:span text:style-name="Hyperlink">Service levels and performance</text:span><text:tab/>7</text:a></text:p>
          <text:p text:style-name="P14"><text:a xlink:type="simple" xlink:href="#_Toc111570290" office:target-frame-name="_top" xlink:show="replace" text:style-name="Internet_20_link" text:visited-style-name="Visited_20_Internet_20_Link"><text:span text:style-name="Hyperlink">KPI/SLA Incentives</text:span><text:tab/>7</text:a></text:p>
          <text:p text:style-name="P14"><text:a xlink:type="simple" xlink:href="#_Toc111570291" office:target-frame-name="_top" xlink:show="replace" text:style-name="Internet_20_link" text:visited-style-name="Visited_20_Internet_20_Link"><text:span text:style-name="Hyperlink">Exit Strategy</text:span><text:tab/>7</text:a></text:p>
          <text:p text:style-name="P13"><text:a xlink:type="simple" xlink:href="#_Toc111570292" office:target-frame-name="_top" xlink:show="replace" text:style-name="Internet_20_link" text:visited-style-name="Visited_20_Internet_20_Link"><text:span text:style-name="Hyperlink">Appendix - Glossary</text:span><text:tab/>8</text:a></text:p>
        </text:index-body>
      </text:table-of-content>
      <text:p text:style-name="Normal"/>
      <text:p text:style-name="P12"/>
      <text:h text:style-name="Heading_20_1" text:outline-level="1"><text:bookmark-start text:name="_Toc92688238"/><text:bookmark-start text:name="_Toc96088662"/><text:bookmark-start text:name="_Toc96581752"/></text:h>
      <text:p text:style-name="P11"/>
      <text:h text:style-name="Heading_20_1" text:outline-level="1"><text:bookmark-start text:name="_Toc111570277"/><text:bookmark-start text:name="_Toc111565607"/><text:bookmark-start text:name="_Toc111560103"/>Background to / Overview of the Requirement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570278"/><text:bookmark-end text:name="_Toc111565608"/><text:bookmark-end text:name="_Toc111560104"/><text:bookmark-end text:name="_Toc96088663"/><text:bookmark-end text:name="_Toc96581753"/></text:h>
      <text:p text:style-name="P7">«Insert_Requirements_Background_Step_17_Box_1»</text:p>
      <text:p text:style-name="P7">«Insert_Requirements_Social_Value_Objectives_Step_17_Box_2»</text:p>
      <text:p text:style-name="P15"/>
      <text:h text:style-name="Heading_20_2" text:outline-level="2"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570279"/><text:bookmark-end text:name="_Toc111565609"/><text:bookmark-end text:name="_Toc111560105"/><text:bookmark-end text:name="_Toc96088664"/><text:bookmark-end text:name="_Toc96581754"/></text:h>
      <text:p text:style-name="P7">«Insert_Problem_Statement_Step_18_Box_1»</text:p>
      <text:p text:style-name="P7">«Project_Phase_Required_Step_22»</text:p>
      <text:p text:style-name="Normal"/>
      <text:p text:style-name="P18">Contract Duration</text:p>
      <text:p text:style-name="Normal">We expect the supply to commence on <text:span text:style-name="Default_20_Paragraph_20_Font"><text:span text:style-name="T6">«Project_Start_Date_Step_23»</text:span></text:span></text:p>
      <text:p text:style-name="P7">«Project_Duration_Count_Step_23 Conditional»</text:p>
      <text:p text:style-name="P7">«Contract_Extension_Period_Step_23 Conditional»</text:p>
      <text:p text:style-name="Normal"/>
      <text:p text:style-name="P18">Budget</text:p>
      <text:p text:style-name="P7">«Project_Budget_Max_Step_31 conditional».</text:p>
      <text:p text:style-name="P7">«Project_Budget_Min_Step_31 conditional».</text:p>
      <text:p text:style-name="Normal"/>
      <text:p text:style-name="P18">The Service and Incumbent supplier</text:p>
      <text:p text:style-name="P7">«Project_New_Expanded_Replacement_Service_No_Step_26»</text:p>
      <text:p text:style-name="P7">«Conditional content, based on Binary Y/N»</text:p>
      <text:p text:style-name="P16"/>
      <text:p text:style-name="Normal"/>
      <text:h text:style-name="Heading_20_2" text:outline-level="2"><text:bookmark-start text:name="_Toc111570280"/><text:bookmark-start text:name="_Toc111565610"/><text:bookmark-start text:name="_Toc111560106"/><text:bookmark-start text:name="_Toc96088665"/><text:bookmark-start text:name="_Toc96581755"/>Key Users<text:bookmark-end text:name="_Toc111570280"/><text:bookmark-end text:name="_Toc111565610"/><text:bookmark-end text:name="_Toc111560106"/><text:bookmark-end text:name="_Toc96088665"/><text:bookmark-end text:name="_Toc96581755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#</text:p>
          </table:table-cell>
          <table:table-cell table:style-name="Table1.A1" office:value-type="string">
            <text:p text:style-name="P20">Role</text:p>
          </table:table-cell>
          <table:table-cell table:style-name="Table1.A1" office:value-type="string">
            <text:p text:style-name="P20">Definition</text:p>
          </table:table-cell>
        </table:table-row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7">«Key_User_#n_Step_19 conditional»</text:p>
          </table:table-cell>
          <table:table-cell table:style-name="Table1.A1" office:value-type="string">
            <text:p text:style-name="P7">«Key_User_#n_Step_19_Definition conditional»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</table:table-row>
      </table:table>
      <text:p text:style-name="Normal"/>
      <text:h text:style-name="Heading_20_2" text:outline-level="2"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570281"/><text:bookmark-end text:name="_Toc111565611"/><text:bookmark-end text:name="_Toc111560107"/><text:bookmark-end text:name="_Toc96088666"/><text:bookmark-end text:name="_Toc96581756"/></text:h>
      <text:p text:style-name="P7">«Insert_Work_Done_Step_20_Box_1»<text:bookmark-start text:name="_Toc111565612"/><text:bookmark-start text:name="_Toc111560108"/><text:bookmark-start text:name="_Toc96088667"/><text:bookmark-start text:name="_Toc96581757"/></text:p>
      <text:p text:style-name="Normal"><text:span text:style-name="Default_20_Paragraph_20_Font"><text:span text:style-name="T6">«Project_Phase_Current_Step_21 conditional»</text:span></text:span></text:p>
      <text:p text:style-name="P7"/>
      <text:h text:style-name="Heading_20_2" text:outline-level="2"><text:bookmark-start text:name="_Toc111570282"/>Market engagement to date<text:bookmark-end text:name="_Toc111570282"/><text:bookmark-end text:name="_Toc111565612"/><text:bookmark-end text:name="_Toc111560108"/><text:bookmark-end text:name="_Toc96088667"/><text:bookmark-end text:name="_Toc96581757"/></text:h>
      <text:p text:style-name="P7">«Insert_Prev_Market_Engage_Step_25_Box_1»</text:p>
      <text:p text:style-name="Normal"/>
      <text:p text:style-name="P11"/>
      <text:p text:style-name="Normal"/>
      <text:h text:style-name="Heading_20_1" text:outline-level="1"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570283"/><text:bookmark-end text:name="_Toc111565613"/><text:bookmark-end text:name="_Toc111560109"/><text:bookmark-end text:name="_Toc96088668"/><text:bookmark-end text:name="_Toc96581758"/></text:h>
      <text:p text:style-name="P7">«Insert_Requirements_Group_Step_32_Box_1#n»<text:bookmark-end text:name="_Toc111565614"/><text:bookmark-end text:name="_Toc111560110"/><text:bookmark-end text:name="_Toc96581759"/></text:p>
      <text:p text:style-name="P21"><text:span text:style-name="Default_20_Paragraph_20_Font"><text:span text:style-name="T6">«Insert_Requirements_Sub_Group_Step_32_Box_2#n»</text:span></text:span><text:span text:style-name="Default_20_Paragraph_20_Font"><text:span text:style-name="T9"> [BOLD and indented]</text:span></text:span></text:p>
      <text:p text:style-name="P21"><text:span text:style-name="Default_20_Paragraph_20_Font"><text:span text:style-name="T6">«Insert_Requirements_Description_Step_32_Box_3#n»</text:span></text:span><text:span text:style-name="Default_20_Paragraph_20_Font"><text:span text:style-name="T9"> [indented]</text:span></text:span></text:p>
      <text:p text:style-name="Normal"/>
      <text:p text:style-name="Normal"/>
      <text:p text:style-name="Normal"/>
      <text:p text:style-name="Normal"/>
      <text:h text:style-name="Heading_20_2" text:outline-level="2"><text:bookmark-start text:name="_Toc111570284"/><text:bookmark-start text:name="_Toc111565615"/><text:bookmark-start text:name="_Toc111560111"/><text:bookmark-start text:name="_Toc96581761"/><text:bookmark-start text:name="_Toc96088669"/>Resource types and quantities<text:bookmark-end text:name="_Toc111570284"/><text:bookmark-end text:name="_Toc111565615"/><text:bookmark-end text:name="_Toc111560111"/><text:bookmark-end text:name="_Toc96581761"/><text:bookmark-end text:name="_Toc96088669"/></text:h>
      <text:p text:style-name="Normal">Details of the Resource types and quantities are set out in the addendum to this document.</text:p>
      <text:p text:style-name="Normal"/>
      <text:h text:style-name="Heading_20_2" text:outline-level="2"><text:bookmark-start text:name="_Toc111570285"/><text:bookmark-start text:name="_Toc111565616"/><text:bookmark-start text:name="_Toc111560112"/><text:bookmark-start text:name="_Toc96088670"/><text:bookmark-start text:name="_Toc96581762"/>Security vetting<text:bookmark-end text:name="_Toc111570285"/><text:bookmark-end text:name="_Toc111565616"/><text:bookmark-end text:name="_Toc111560112"/><text:bookmark-end text:name="_Toc96088670"/><text:bookmark-end text:name="_Toc96581762"/></text:h>
      <text:p text:style-name="Normal">Details of the highest level of Security vetting required are set out in the addendum to this document.</text:p>
      <text:p text:style-name="Normal"/>
      <text:h text:style-name="Heading_20_2" text:outline-level="2"><text:bookmark-start text:name="_Toc111570286"/><text:bookmark-start text:name="_Toc111565617"/><text:bookmark-start text:name="_Toc111560113"/><text:bookmark-start text:name="_Toc96088671"/><text:bookmark-start text:name="_Toc96581763"/>Service capabilities<text:bookmark-end text:name="_Toc111570286"/><text:bookmark-end text:name="_Toc111565617"/><text:bookmark-end text:name="_Toc111560113"/><text:bookmark-end text:name="_Toc96088671"/><text:bookmark-end text:name="_Toc96581763"/></text:h>
      <text:p text:style-name="Normal">Details of the Service capabilities are set out in the addendum to this document.</text:p>
      <text:p text:style-name="Normal"/>
      <text:h text:style-name="Heading_20_2" text:outline-level="2"><text:bookmark-start text:name="_Toc111570287"/><text:bookmark-start text:name="_Toc111565618"/><text:bookmark-start text:name="_Toc111560114"/><text:bookmark-start text:name="_Toc96088672"/><text:bookmark-start text:name="_Toc96581764"/>Location<text:bookmark-end text:name="_Toc111570287"/><text:bookmark-end text:name="_Toc111565618"/><text:bookmark-end text:name="_Toc111560114"/><text:bookmark-end text:name="_Toc96088672"/><text:bookmark-end text:name="_Toc96581764"/></text:h>
      <text:p text:style-name="Normal">Details of the location of the work is set out in the addendum to this document.</text:p>
      <text:p text:style-name="P11"/>
      <text:h text:style-name="Heading_20_1" text:outline-level="1"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P7">«Insert_Management_Information_Step_28_Box_1»</text:p>
      <text:p text:style-name="P12"><text:bookmark-start text:name="_Toc111570289"/><text:bookmark-start text:name="_Toc111565620"/><text:bookmark-start text:name="_Toc111560116"/><text:bookmark-start text:name="_Toc96088674"/><text:bookmark-start text:name="_Toc96581766"/></text:p>
      <text:h text:style-name="P24" text:outline-level="1">Service levels and performance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9">#</text:p>
          </table:table-cell>
          <table:table-cell table:style-name="SLA_5f_PERFORMACE.A1" office:value-type="string">
            <text:p text:style-name="P20">Service Area</text:p>
          </table:table-cell>
          <table:table-cell table:style-name="SLA_5f_PERFORMACE.A1" office:value-type="string">
            <text:p text:style-name="P20">KPI/SLA description</text:p>
          </table:table-cell>
          <table:table-cell table:style-name="SLA_5f_PERFORMACE.A1" office:value-type="string">
            <text:p text:style-name="P19">Target</text:p>
            <text:p text:style-name="P19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9_#n»</text:span></text:span></text:p>
          </table:table-cell>
          <table:table-cell table:style-name="SLA_5f_PERFORMACE.A1" office:value-type="string">
            <text:p text:style-name="P7">«SLA_Area_Desription_step_29_#n»</text:p>
          </table:table-cell>
          <table:table-cell table:style-name="SLA_5f_PERFORMACE.A1" office:value-type="string">
            <text:p text:style-name="P22"><text:span text:style-name="Default_20_Paragraph_20_Font"><text:span text:style-name="T6">«SLA_Target_step_29_#n»</text:span></text:span><text:span text:style-name="Default_20_Paragraph_20_Font"><text:span text:style-name="T10"> </text:span></text:span><text:span text:style-name="Default_20_Paragraph_20_Font"><text:span text:style-name="T7">%</text:span></text:span></text:p>
          </table:table-cell>
        </table:table-row>
      </table:table>
      <text:p text:style-name="Normal"/>
      <text:h text:style-name="Heading_20_2" text:outline-level="2"><text:bookmark-start text:name="_Toc111570290"/><text:bookmark-start text:name="_Toc111565621"/><text:bookmark-start text:name="_Toc111560117"/><text:bookmark-start text:name="_Toc96088675"/><text:bookmark-start text:name="_Toc96581767"/>KPI/SLA Incentives<text:bookmark-end text:name="_Toc111570290"/><text:bookmark-end text:name="_Toc111565621"/><text:bookmark-end text:name="_Toc111560117"/><text:bookmark-end text:name="_Toc96088675"/><text:bookmark-end text:name="_Toc96581767"/></text:h>
      <text:p text:style-name="P7">«Insert_Incentives_Step_30_Box_1»</text:p>
      <text:p text:style-name="P7"/>
      <text:h text:style-name="Heading_20_2" text:outline-level="2"><text:bookmark-start text:name="_Toc111570291"/><text:bookmark-start text:name="_Toc111565622"/><text:bookmark-start text:name="_Toc111560118"/><text:bookmark-start text:name="_Toc96088676"/><text:bookmark-start text:name="_Toc96581768"/>Exit Strategy<text:bookmark-end text:name="_Toc111570291"/><text:bookmark-end text:name="_Toc111565622"/><text:bookmark-end text:name="_Toc111560118"/><text:bookmark-end text:name="_Toc96088676"/><text:bookmark-end text:name="_Toc96581768"/></text:h>
      <text:p text:style-name="Normal">Where service delivery falls below the targets agreed, then the following approach to exiting the contract could be actioned.</text:p>
      <text:p text:style-name="P7">«Insert_Exit_Step_30_Box_2»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111570292"/><text:bookmark-start text:name="_Toc111565623"/><text:bookmark-start text:name="_Toc111560119"/><text:bookmark-start text:name="_Toc92688256"/>Appendix - Glossary<text:bookmark-end text:name="_Toc111570292"/><text:bookmark-end text:name="_Toc111565623"/><text:bookmark-end text:name="_Toc111560119"/><text:bookmark-end text:name="_Toc92688256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0">Term / Acronym</text:p>
          </table:table-cell>
          <table:table-cell table:style-name="GLOSSARY.A1" office:value-type="string">
            <text:p text:style-name="P20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9"/>
          </table:table-cell>
          <table:table-cell table:style-name="GLOSSARY.A1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2-24T07:53:00Z</meta:creation-date>
    <dc:date>2022-09-19T12:48:08.707451248</dc:date>
    <meta:editing-cycles>16</meta:editing-cycles>
    <meta:editing-duration>PT17H17M46S</meta:editing-duration>
    <meta:document-statistic meta:table-count="3" meta:image-count="0" meta:object-count="0" meta:page-count="8" meta:paragraph-count="96" meta:word-count="373" meta:character-count="3049" meta:non-whitespace-character-count="2771"/>
    <meta:template xlink:type="simple" xlink:actuate="onRequest" xlink:title="" xlink:href="Normal"/>
  </office:meta>
</office:document-meta>
</file>